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6cm"/>
      <style:paragraph-properties style:writing-mode="lr-tb"/>
    </style:style>
    <style:style style:name="pr1" style:family="presentation" style:parent-style-name="Forestbird-title">
      <style:graphic-properties draw:auto-grow-height="true" fo:min-height="2.5cm" draw:shadow="visible"/>
      <style:paragraph-properties style:writing-mode="lr-tb"/>
    </style:style>
    <style:style style:name="pr2" style:family="presentation" style:parent-style-name="Forestbird-outline1">
      <style:graphic-properties fo:min-height="9.501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3-title">
      <style:graphic-properties fo:min-height="2.5cm"/>
      <style:paragraph-properties style:writing-mode="lr-tb"/>
    </style:style>
    <style:style style:name="pr8" style:family="presentation" style:parent-style-name="Forestbird3-outline1">
      <style:graphic-properties fo:min-height="9.001cm"/>
      <style:paragraph-properties style:writing-mode="lr-tb"/>
    </style:style>
    <style:style style:name="pr9" style:family="presentation" style:parent-style-name="Forestbird3-notes">
      <style:graphic-properties draw:fill-color="#ffffff" fo:min-height="13.364cm"/>
      <style:paragraph-properties style:writing-mode="lr-tb"/>
    </style:style>
    <style:style style:name="pr10" style:family="presentation" style:parent-style-name="Forestbird2-title">
      <style:graphic-properties draw:auto-grow-height="true" fo:min-height="2.5cm"/>
      <style:paragraph-properties style:writing-mode="lr-tb"/>
    </style:style>
    <style:style style:name="pr11" style:family="presentation" style:parent-style-name="Forestbird2-outline1">
      <style:graphic-properties fo:min-height="12cm"/>
      <style:paragraph-properties style:writing-mode="lr-tb"/>
    </style:style>
    <style:style style:name="pr1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draw:auto-grow-height="true" fo:min-height="2.5cm"/>
      <style:paragraph-properties style:writing-mode="lr-tb"/>
    </style:style>
    <style:style style:name="pr14" style:family="presentation" style:parent-style-name="Forestbird3-outline1">
      <style:graphic-properties fo:min-height="12cm"/>
      <style:paragraph-properties style:writing-mode="lr-tb"/>
    </style:style>
    <style:style style:name="pr15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Ein schönes Hallo :-) </text:p>
          </draw:text-box>
        </draw:frame>
        <draw:frame presentation:style-name="pr2" draw:layer="layout" svg:width="25cm" svg:height="9.5cm" svg:x="1.5cm" svg:y="3.5cm" presentation:class="outline">
          <draw:text-box>
            <text:list text:style-name="L2">
              <text:list-item>
                <text:p>Am [Name]-BORG</text:p>
              </text:list-item>
              <text:list-item>
                <text:p>[Foto der Lehrer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presentation:style-name="pr4" draw:text-style-name="P1" draw:layer="layout" svg:width="25cm" svg:height="2.5cm" svg:x="1.5cm" svg:y="0.5cm" presentation:class="title">
          <draw:text-box>
            <text:p text:style-name="P1">[Name]-BORG</text:p>
          </draw:text-box>
        </draw:frame>
        <draw:frame presentation:style-name="pr5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[Name]: Eigenname des Gründers</text:p>
                <text:p text:style-name="P1"/>
              </text:list-item>
              <text:list-item>
                <text:p text:style-name="P1">Bundes: wird vom Staat finanziert</text:p>
              </text:list-item>
              <text:list-item>
                <text:p text:style-name="P1">Oberstufen: Dauer: 6 Jahre (meist 12 bis 18 Jahre)</text:p>
              </text:list-item>
              <text:list-item>
                <text:p text:style-name="P1">Real: Naturwissenschaften/Technik</text:p>
              </text:list-item>
              <text:list-item>
                <text:p text:style-name="P1">Gymnasium: anderes Wort für „Schule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1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Namensrunde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Ich bin …</text:p>
              </text:list-item>
              <text:list-item>
                <text:p>Ich mag …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1T1">
        <office:forms form:automatic-focus="false" form:apply-design-mode="false"/>
        <draw:frame presentation:style-name="pr10" draw:text-style-name="P1" draw:layer="layout" svg:width="25cm" svg:height="2.5cm" svg:x="1.5cm" svg:y="0.5cm" presentation:class="title">
          <draw:text-box>
            <text:p text:style-name="P1">Der Lehrplan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Mathematik (Rechnen und Zahlen) <text:s text:c="11"/>4 Std/Woche</text:p>
              </text:list-item>
              <text:list-item>
                <text:p>Physik (Werken und Maschinen) <text:s text:c="14"/>4 Std/Woche</text:p>
              </text:list-item>
              <text:list-item>
                <text:p>Sprache <text:s text:c="52"/>4 Std/Woche</text:p>
              </text:list-item>
              <text:list-item>
                <text:p>Biologie <text:s text:c="3"/>(Tiere und Pflanzen) <text:s text:c="16"/>4 Std/Woche</text:p>
              </text:list-item>
              <text:list-item>
                <text:p>Geographie (Land und Leute) <text:s text:c="17"/>4 Std/Wo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1T1">
        <office:forms form:automatic-focus="false" form:apply-design-mode="false"/>
        <draw:frame presentation:style-name="pr13" draw:text-style-name="P1" draw:layer="layout" svg:width="25cm" svg:height="2.5cm" svg:x="1.5cm" svg:y="0.5cm" presentation:class="title">
          <draw:text-box>
            <text:p text:style-name="P1">Mathematik</text:p>
          </draw:text-box>
        </draw:frame>
        <draw:frame presentation:style-name="pr14" draw:text-style-name="P1" draw:layer="layout" svg:width="25cm" svg:height="9cm" svg:x="1.5cm" svg:y="3.5cm" presentation:class="outline">
          <draw:text-box>
            <text:list text:style-name="L2">
              <text:list-item>
                <text:p text:style-name="P1">Sätze</text:p>
              </text:list-item>
              <text:list-item>
                <text:p text:style-name="P1">Mengen</text:p>
              </text:list-item>
              <text:list-item>
                <text:p text:style-name="P1"><text:span text:style-name="T1">Algebra („Rechnen“, d.h. </text:span>Funktionen)</text:p>
              </text:list-item>
              <text:list-item>
                <text:p text:style-name="P1">Analysis (Grenzwerte und Geometrie)</text:p>
              </text:list-item>
            </text:list>
          </draw:text-box>
        </draw:frame>
        <draw:custom-shape draw:style-name="gr2" draw:text-style-name="P4" draw:layer="layout" svg:width="6.5cm" svg:height="2.5cm" svg:x="18.5cm" svg:y="6cm">
          <text:p text:style-name="P4">Sekundar-</text:p>
          <text:p text:style-name="P4">Schu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04:57.078889486</meta:creation-date>
    <meta:editing-duration>PT25M10S</meta:editing-duration>
    <meta:editing-cycles>29</meta:editing-cycles>
    <meta:generator>LibreOffice/7.4.7.2$Linux_X86_64 LibreOffice_project/40$Build-2</meta:generator>
    <dc:title>Forestbird</dc:title>
    <dc:date>2023-10-10T20:32:23.917029642</dc:date>
    <meta:document-statistic meta:object-count="284"/>
  </office:meta>
</office:document-meta>
</file>